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image/png" manifest:full-path="Pictures/100002010000005300000071FD1AA0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7.371cm" fo:margin-left="0cm" style:page-number="auto" table:align="left"/>
    </style:style>
    <style:style style:name="Table1.A" style:family="table-column">
      <style:table-column-properties style:column-width="2.662cm"/>
    </style:style>
    <style:style style:name="Table1.B" style:family="table-column">
      <style:table-column-properties style:column-width="14.709cm"/>
    </style:style>
    <style:style style:name="Table1.1" style:family="table-row">
      <style:table-row-properties style:min-row-height="2.81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break-before="page"/>
    </style:style>
    <style:style style:name="P4" style:family="paragraph" style:parent-style-name="Normal">
      <style:paragraph-properties fo:text-align="center" style:justify-single-word="false"/>
      <style:text-properties fo:font-size="14pt" fo:language="sv" fo:country="SE" style:font-size-asian="14pt" style:font-size-complex="14pt"/>
    </style:style>
    <style:style style:name="P5" style:family="paragraph" style:parent-style-name="Normal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6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paragraph-properties fo:text-align="end" style:justify-single-word="false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Normal">
      <style:text-properties fo:language="es" fo:country="ES"/>
    </style:style>
    <style:style style:name="P11" style:family="paragraph" style:parent-style-name="Normal">
      <style:paragraph-properties fo:margin-left="4.001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5.502cm" fo:margin-right="0cm" fo:text-indent="0cm" style:auto-text-indent="false">
        <style:tab-stops/>
      </style:paragraph-properties>
      <style:text-properties fo:font-weight="bold" style:font-weight-asian="bold"/>
    </style:style>
    <style:style style:name="P13" style:family="paragraph" style:parent-style-name="Normal">
      <style:paragraph-properties fo:margin-left="0.751cm" fo:margin-right="0cm" fo:text-indent="-0.751cm" style:auto-text-indent="false">
        <style:tab-stops/>
      </style:paragraph-properties>
    </style:style>
    <style:style style:name="P14" style:family="paragraph" style:parent-style-name="Normal">
      <style:paragraph-properties fo:margin-left="0.751cm" fo:margin-right="0cm" fo:text-indent="-0.751cm" style:auto-text-indent="false">
        <style:tab-stops>
          <style:tab-stop style:position="4.339cm"/>
        </style:tab-stops>
      </style:paragraph-properties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language="sv" fo:country="SE" style:font-size-asian="9pt" style:font-size-complex="9pt"/>
    </style:style>
    <style:style style:name="T5" style:family="text">
      <style:text-properties fo:font-size="9pt" fo:language="id" fo:country="ID" style:font-size-asian="9pt" style:font-size-complex="9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0pt" fo:language="id" fo:country="ID" style:font-size-asian="20pt" style:language-asian="id" style:country-asian="ID" style:font-size-complex="20pt"/>
    </style:style>
    <style:style style:name="T8" style:family="text">
      <style:text-properties fo:font-weight="bold" style:font-weight-asian="bold"/>
    </style:style>
    <style:style style:name="T9" style:family="text">
      <style:text-properties fo:language="en" fo:country="US"/>
    </style:style>
    <style:style style:name="T10" style:family="text">
      <style:text-properties fo:color="#ffffff"/>
    </style:style>
    <style:style style:name="T11" style:family="text">
      <style:text-properties fo:color="#ff0000" fo:language="id" fo:country="ID"/>
    </style:style>
    <style:style style:name="T12" style:family="text">
      <style:text-properties fo:language="es" fo:country="E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ffffff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solid" svg:stroke-width="0.159cm" svg:stroke-color="#000000" svg:stroke-opacity="100%" draw:stroke-linejoin="round" draw:fill="none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2"><draw:frame draw:style-name="fr3" draw:name="Picture 1" text:anchor-type="as-char" svg:y="0cm" svg:width="1.799cm" style:rel-width="scale" svg:height="2.54cm" style:rel-height="scale" draw:z-index="1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4">PEMERINTAH KOTA YOGYAKARTA</text:p>
            <text:p text:style-name="P6">DINAS PENDIDIKAN</text:p>
            <text:p text:style-name="P7"><text:span text:style-name="Default_20_Paragraph_20_Font"><text:span text:style-name="T4">Jl. </text:span></text:span><text:span text:style-name="Default_20_Paragraph_20_Font"><text:span text:style-name="T5">Hayam Wuruk No. 11</text:span></text:span><text:span text:style-name="Default_20_Paragraph_20_Font"><text:span text:style-name="T4"> Yogyakarta Telepon ( 0274) 512856, 563078, Fax. </text:span></text:span><text:span text:style-name="Default_20_Paragraph_20_Font"><text:span text:style-name="T3">(0274) 512956</text:span></text:span><text:span text:style-name="Default_20_Paragraph_20_Font"><text:span text:style-name="T3"><text:tab/></text:span></text:span></text:p>
            <text:p text:style-name="P8"><text:span text:style-name="Default_20_Paragraph_20_Font"><text:span text:style-name="T6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6">pendidikan@jogja.go.id</text:span></text:span></text:a><text:span text:style-name="Default_20_Paragraph_20_Font"><text:span text:style-name="T6"> EMAIL INTRANET : </text:span></text:span><text:a xlink:type="simple" xlink:href="mailto:pendidikan@intra.jogja.go.i" office:target-frame-name="_top" xlink:show="replace" text:style-name="Internet_20_link" text:visited-style-name="Visited_20_Internet_20_Link"><text:span text:style-name="Hyperlink"><text:span text:style-name="T6">pendidikan@intra.jogja.go.i</text:span></text:span></text:a><text:span text:style-name="Default_20_Paragraph_20_Font"><text:span text:style-name="T6">d <text:s text:c="198"/></text:span></text:span><text:span text:style-name="Default_20_Paragraph_20_Font"><text:span text:style-name="T3">KODE POS 5521</text:span></text:span><text:span text:style-name="Default_20_Paragraph_20_Font"><text:span text:style-name="T5">2</text:span></text:span></text:p>
          </table:table-cell>
        </table:table-row>
      </table:table>
      <text:p text:style-name="Normal"><draw:connector text:anchor-type="paragraph" draw:z-index="3" draw:name="Straight Connector 3" draw:style-name="gr1" draw:type="line" svg:x1="0cm" svg:y1="0.191cm" svg:x2="17.145cm" svg:y2="0.191cm" svg:d="M0 191h17145"><text:p/></draw:connector><draw:connector text:anchor-type="paragraph" draw:z-index="2" draw:name="Straight Connector 2" draw:style-name="gr1" draw:type="line" svg:x1="0.318cm" svg:y1="0.191cm" svg:x2="17.463cm" svg:y2="0.191cm" svg:d="M318 191h17145"><text:p/></draw:connector><text:span text:style-name="Default_20_Paragraph_20_Font"><text:span text:style-name="T7"/></text:span></text:p>
      <text:p text:style-name="P7"/>
      <text:p text:style-name="P5">SURAT PERYATAAN TELAH MENDUDUKI JABATAN</text:p>
      <text:p text:style-name="P11"><text:span text:style-name="Default_20_Paragraph_20_Font"><text:span text:style-name="T8">NOMOR : </text:span></text:span></text:p>
      <text:p text:style-name="P12"/>
      <text:p text:style-name="Normal">Yang bertanda tangan di bawah ini : </text:p>
      <text:p text:style-name="Normal"/>
      <text:p text:style-name="P14">Nama<text:tab/>: Drs. EDY HERI SUASANA<text:span text:style-name="Default_20_Paragraph_20_Font"><text:span text:style-name="T9">,</text:span></text:span> M.Pd<text:span text:style-name="Default_20_Paragraph_20_Font"><text:span text:style-name="T9">.</text:span></text:span></text:p>
      <text:p text:style-name="Normal">NIP<text:tab/><text:tab/><text:tab/><text:tab/>: 19610605<text:span text:style-name="Default_20_Paragraph_20_Font"><text:span text:style-name="T9"> </text:span></text:span>198401<text:span text:style-name="Default_20_Paragraph_20_Font"><text:span text:style-name="T9"> </text:span></text:span>1<text:span text:style-name="Default_20_Paragraph_20_Font"><text:span text:style-name="T9"> </text:span></text:span>005</text:p>
      <text:p text:style-name="Normal">Pangkat/Golongan<text:tab/><text:tab/>: Pembina Utama Muda, IV/c</text:p>
      <text:p text:style-name="Normal">Jabatan<text:tab/><text:tab/><text:tab/>: Kepala Dinas Pendidikan Kota Yogyakarta</text:p>
      <text:p text:style-name="Normal"/>
      <text:p text:style-name="Normal">Dengan ini menyatakan dengan sesungguhnya bahwa : </text:p>
      <text:p text:style-name="Normal"/>
      <text:p text:style-name="Normal">Nama<text:tab/><text:tab/><text:tab/>: <text:span text:style-name="Default_20_Paragraph_20_Font"><text:span text:style-name="T1">[onshow.nama1]</text:span></text:span></text:p>
      <text:p text:style-name="Normal">NIP<text:tab/><text:tab/><text:tab/>: <text:span text:style-name="Default_20_Paragraph_20_Font"><text:span text:style-name="T1">[onshow.NIP1]</text:span></text:span></text:p>
      <text:p text:style-name="Normal">Pangkat/Golongan<text:tab/>:<text:span text:style-name="Default_20_Paragraph_20_Font"><text:span text:style-name="T1"> [onshow.pangkat1]</text:span></text:span><text:span text:style-name="Default_20_Paragraph_20_Font"><text:span text:style-name="T1">, </text:span></text:span><text:span text:style-name="Default_20_Paragraph_20_Font"><text:span text:style-name="T1">[onshow.golongan1]</text:span></text:span></text:p>
      <text:p text:style-name="Normal"><text:tab/><text:tab/><text:tab/><text:span text:style-name="Default_20_Paragraph_20_Font"><text:span text:style-name="T10">: </text:span></text:span></text:p>
      <text:p text:style-name="P9">Pada tanggal<text:span text:style-name="Default_20_Paragraph_20_Font"><text:span text:style-name="T1"> </text:span></text:span><text:span text:style-name="Default_20_Paragraph_20_Font"><text:span text:style-name="T11">(tanggal) </text:span></text:span>telah menduduki jabatan<text:span text:style-name="Default_20_Paragraph_20_Font"><text:span text:style-name="T11"> (jabatan)</text:span></text:span><text:span text:style-name="Default_20_Paragraph_20_Font"><text:span text:style-name="T1">,</text:span></text:span><text:span text:style-name="Default_20_Paragraph_20_Font"><text:span text:style-name="T1"> </text:span></text:span>Dinas Pendidikan Kota Yogyakarta berdasarkan Surat Keputusan Walikota Yogyakarta Nomor 60/Pem.D/BP/D.4<text:span text:style-name="Default_20_Paragraph_20_Font"><text:span text:style-name="T1"> </text:span></text:span>tanggal<text:span text:style-name="Default_20_Paragraph_20_Font"><text:span text:style-name="T1"> </text:span></text:span>22 Mei 2015<text:span text:style-name="Default_20_Paragraph_20_Font"><text:span text:style-name="T1"> dan Surat Pernyataan Pelantikan Nomor </text:span></text:span>877/012/SPP/2015<text:span text:style-name="Default_20_Paragraph_20_Font"><text:span text:style-name="T1"> tanggal </text:span></text:span>15 Juni 2015.</text:p>
      <text:p text:style-name="P9"/>
      <text:p text:style-name="P9">Berdasarkan Keputusan Presiden Republik Indonesia Nomor 108 Tahun 2007 tanggal<text:span text:style-name="Default_20_Paragraph_20_Font"><text:span text:style-name="T1"> </text:span></text:span>6 Desember 2007 S<text:span text:style-name="Default_20_Paragraph_20_Font"><text:span text:style-name="T1">dr.</text:span></text:span> <text:span text:style-name="Default_20_Paragraph_20_Font"><text:span text:style-name="T1">[onshow.nama1]</text:span></text:span> berhak menerima tunjangan jabatan sebesar<text:span text:style-name="Default_20_Paragraph_20_Font"><text:span text:style-name="T1"> </text:span></text:span><text:span text:style-name="Default_20_Paragraph_20_Font"><text:span text:style-name="T11">(jumlah tunjangan) (terbilang)</text:span></text:span><text:span text:style-name="Default_20_Paragraph_20_Font"><text:span text:style-name="T1"> </text:span></text:span>sebulan terhitung mulai <text:span text:style-name="Default_20_Paragraph_20_Font"><text:span text:style-name="T11">(tanggal)</text:span></text:span>.</text:p>
      <text:p text:style-name="P9"/>
      <text:p text:style-name="P9">Demikian surat pernyataan ini saya buat dengan sesungguhnya, dengan mengingat sumpah jabatan / Pegawai Negeri Sipil dan apabila dikemudian hari isi surat ini ternyata tidak benar yang mengakibatkan kerugian terhadap Negara, maka saya bersedia menanggung kerugian tersebut.</text:p>
      <text:p text:style-name="P9"/>
      <text:p text:style-name="Normal"/>
      <text:p text:style-name="P7"><draw:frame draw:style-name="fr1" draw:name="Text Box 5" text:anchor-type="paragraph" svg:x="9.79cm" svg:y="0.402cm" svg:width="8.156cm" style:rel-width="scale" svg:height="5.741cm" style:rel-height="scale" draw:z-index="4"><draw:text-box><text:p text:style-name="Normal"><text:span text:style-name="Default_20_Paragraph_20_Font"><text:span text:style-name="T12">Yogyakarta, </text:span></text:span></text:p><text:p text:style-name="Normal">Kepala<text:span text:style-name="Default_20_Paragraph_20_Font"><text:span text:style-name="T1">,</text:span></text:span></text:p><text:p text:style-name="P13"/><text:p text:style-name="P13"/><text:p text:style-name="P13"/><text:p text:style-name="P13"/><text:p text:style-name="P13"/><text:p text:style-name="P13">Drs. EDY HERI SUASANA<text:span text:style-name="Default_20_Paragraph_20_Font"><text:span text:style-name="T9">,</text:span></text:span> M.Pd<text:span text:style-name="Default_20_Paragraph_20_Font"><text:span text:style-name="T9">.</text:span></text:span></text:p><text:p text:style-name="P13">NIP 19610605<text:span text:style-name="Default_20_Paragraph_20_Font"><text:span text:style-name="T9"> </text:span></text:span>198401<text:span text:style-name="Default_20_Paragraph_20_Font"><text:span text:style-name="T9"> </text:span></text:span>1<text:span text:style-name="Default_20_Paragraph_20_Font"><text:span text:style-name="T9"> </text:span></text:span>005</text:p><text:p text:style-name="Normal"/></draw:text-box></draw:frame><text:span text:style-name="Default_20_Paragraph_20_Font"><text:span text:style-name="T2"/></text:span></text:p>
      <text:p text:style-name="Normal"><text:tab/><text:tab/><text:tab/><text:tab/><text:tab/></text:p>
      <text:p text:style-name="P10"><text:tab/><text:tab/><text:tab/><text:tab/><text:tab/><text:tab/> <text:s text:c="21"/></text:p>
      <text:p text:style-name="P10"><text:tab/><text:tab/><text:tab/><text:tab/><text:tab/><text:tab/> <text:s text:c="21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fo:language="fr" fo:country="FR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33.004cm" style:num-format="1" style:print-orientation="portrait" fo:margin-top="1.27cm" fo:margin-bottom="0.3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2.2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Picture 6" text:anchor-type="paragraph" svg:x="0.806cm" svg:y="-0.536cm" svg:width="1.406cm" style:rel-width="scale" svg:height="1.914cm" style:rel-height="scale" draw:z-index="0"><draw:image xlink:href="Pictures/100002010000005300000071FD1AA09F.png" xlink:type="simple" xlink:show="embed" xlink:actuate="onLoad"/></draw:frame><text:span text:style-name="Default_20_Paragraph_20_Font"><text:span text:style-name="MT1">S E G O R O <text:s text:c="2"/>A M A R T O</text:span></text:span></text:p>
        <text:p text:style-name="MP2">SEMANGAT GOTONG ROYONG AGAWE MAJUNE NGAYOGYAKARTA</text:p>
        <text:p text:style-name="MP2">KEMANDIRIAN - KEDISIPLINAN - KEPEDULIAN - KEBERSAMAAN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edi-kusnandar</meta:initial-creator>
    <meta:creation-date>2016-02-02T03:34:00Z</meta:creation-date>
    <dc:date>2016-02-02T12:47:18.80</dc:date>
    <meta:print-date>2015-06-25T01:16:00Z</meta:print-date>
    <meta:editing-cycles>3</meta:editing-cycles>
    <meta:editing-duration>PT31S</meta:editing-duration>
    <meta:document-statistic meta:table-count="1" meta:image-count="2" meta:object-count="0" meta:page-count="1" meta:paragraph-count="30" meta:word-count="219" meta:character-count="1826"/>
    <meta:template xlink:type="simple" xlink:actuate="onRequest" xlink:title="" xlink:href="Normal.dotm"/>
  </office:meta>
</office:document-meta>
</file>